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monospace" svg:font-family="monospac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6" svg:font-family="'Bitstream Vera Sans'" style:font-adornments="Italique 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10b73da"/>
    </style:style>
    <style:style style:name="P2" style:family="paragraph" style:parent-style-name="Header">
      <style:text-properties fo:font-size="3pt" style:font-size-asian="4pt" style:font-size-complex="4pt"/>
    </style:style>
    <style:style style:name="P3" style:family="paragraph" style:parent-style-name="Header">
      <style:text-properties fo:font-size="14pt" style:font-size-asian="14pt" style:font-size-complex="14pt"/>
    </style:style>
    <style:style style:name="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5" style:family="paragraph" style:parent-style-name="Footer">
      <style:text-properties officeooo:paragraph-rsid="018620a3"/>
    </style:style>
    <style:style style:name="P6" style:family="paragraph" style:parent-style-name="Footer">
      <style:text-properties officeooo:rsid="00178920" officeooo:paragraph-rsid="00178920"/>
    </style:style>
    <style:style style:name="P7" style:family="paragraph" style:parent-style-name="Footer">
      <style:text-properties officeooo:paragraph-rsid="004274bc"/>
    </style:style>
    <style:style style:name="P8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P9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_5f_Header_20_page_20_paire_20__28_G_29_">
      <style:paragraph-properties fo:text-align="start" style:justify-single-word="false"/>
    </style:style>
    <style:style style:name="P12" style:family="paragraph" style:parent-style-name="_5f_Header_20_page_20_paire_20__28_G_29_">
      <style:text-properties officeooo:paragraph-rsid="029191d0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6" style:family="paragraph" style:parent-style-name="_5f_En-tête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a81a42" officeooo:paragraph-rsid="02a81a42" style:font-size-asian="16pt" style:font-style-asian="normal" style:font-size-complex="16pt" style:font-style-complex="normal"/>
    </style:style>
    <style:style style:name="P1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18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1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2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ILET_5f_POINTILLES">
      <style:text-properties officeooo:paragraph-rsid="029f2d3e"/>
    </style:style>
    <style:style style:name="P25" style:family="paragraph" style:parent-style-name="Text_20_body">
      <style:paragraph-properties fo:text-align="start" style:justify-single-word="false"/>
    </style:style>
    <style:style style:name="P26" style:family="paragraph" style:parent-style-name="_5f_Paragraphe_20_livret_20_">
      <style:text-properties officeooo:paragraph-rsid="029f2d3e"/>
    </style:style>
    <style:style style:name="P27" style:family="paragraph" style:parent-style-name="_5f_Paragraphe_20_livret_20_">
      <style:text-properties officeooo:paragraph-rsid="02a5e1a6"/>
    </style:style>
    <style:style style:name="P28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P29" style:family="paragraph" style:parent-style-name="_5f_Footer_20_page_20_impaire_20__28_D_29_">
      <style:paragraph-properties fo:text-align="center" style:justify-single-word="false"/>
      <style:text-properties officeooo:paragraph-rsid="02943ba7"/>
    </style:style>
    <style:style style:name="P30" style:family="paragraph" style:parent-style-name="_5f_Footer_20_page_20_paire_20__28_G_29_"/>
    <style:style style:name="P31" style:family="paragraph" style:parent-style-name="_5f_Footer_20_page_20_paire_20__28_G_29_">
      <style:text-properties officeooo:paragraph-rsid="02cdb06c"/>
    </style:style>
    <style:style style:name="P3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5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3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5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4" style:family="paragraph" style:parent-style-name="_5f_Titre_20_d_27_exercices_20_livret" style:list-style-name="_5f_Numérotation_20_des_20_exercices_20_livrets"/>
    <style:style style:name="P35" style:family="paragraph" style:parent-style-name="_5f_Titre_20_d_27_exercices_20_livret_20_sans_20_titre_20_avec_20_num_20_exo" style:master-page-name="SERIE_5f_G_5f_GAUCHE_5f_ET_5f_DROITE_5f_2COL">
      <style:paragraph-properties fo:text-align="start" style:justify-single-word="false" style:page-number="auto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38" style:family="paragraph">
      <loext:graphic-properties draw:fill-color="#2a6099"/>
      <style:paragraph-properties fo:text-align="center"/>
    </style:style>
    <style:style style:name="P39" style:family="paragraph">
      <loext:graphic-properties draw:fill="solid" draw:fill-color="#2a6099"/>
    </style:style>
    <style:style style:name="P40" style:family="paragraph">
      <loext:graphic-properties draw:fill="none" draw:fill-color="#ffffff"/>
      <style:paragraph-properties style:writing-mode="lr-tb"/>
      <style:text-properties fo:color="#ffffff" loext:opacity="100%" fo:font-size="16pt" style:font-size-asian="16pt" style:font-size-complex="16pt"/>
    </style:style>
    <style:style style:name="P41" style:family="paragraph">
      <loext:graphic-properties draw:fill="solid" draw:fill-color="#00cccc"/>
      <style:paragraph-properties style:writing-mode="lr-tb"/>
      <style:text-properties fo:color="#ffffff" loext:opacity="100%"/>
    </style:style>
    <style:style style:name="P4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5" style:family="paragraph">
      <loext:graphic-properties draw:fill="solid" draw:fill-color="#1ca2b8"/>
    </style:style>
    <style:style style:name="P46" style:family="paragraph">
      <loext:graphic-properties draw:fill="solid" draw:fill-color="#ead68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4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48" style:family="paragraph">
      <style:paragraph-properties fo:margin-left="0cm" fo:margin-right="0cm" fo:margin-top="0cm" fo:margin-bottom="0cm" fo:line-height="100%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d3802c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P5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53" style:family="paragraph">
      <loext:graphic-properties draw:fill="solid" draw:fill-color="#7fb241"/>
    </style:style>
    <style:style style:name="T1" style:family="text">
      <style:text-properties fo:color="#0066ff" loext:opacity="100%" fo:font-size="16pt" fo:letter-spacing="normal" officeooo:rsid="01202368" style:font-size-asian="16pt" style:font-size-complex="16pt"/>
    </style:style>
    <style:style style:name="T2" style:family="text">
      <style:text-properties fo:font-variant="normal" fo:text-transform="none" fo:color="#0066ff" loext:opacity="100%" style:font-name="Bitstream Vera Sans4" fo:font-size="16pt" fo:letter-spacing="normal" fo:font-style="normal" fo:text-shadow="none" fo:font-weight="bold" officeooo:rsid="01cc996b" style:font-size-asian="16pt" style:font-style-asian="normal" style:font-size-complex="16pt" style:font-style-complex="normal"/>
    </style:style>
    <style:style style:name="T3" style:family="text">
      <style:text-properties fo:font-variant="normal" fo:text-transform="none" fo:color="#3c3c3c" loext:opacity="100%" style:font-name="monospace" fo:font-size="10.6499996185303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Bitstream Vera Sans4" fo:background-color="transparent" loext:char-shading-value="0"/>
    </style:style>
    <style:style style:name="T5" style:family="text">
      <style:text-properties fo:font-variant="normal" fo:text-transform="none" fo:color="#000000" loext:opacity="100%" style:font-name="Bitstream Vera Sans4" fo:font-size="10pt" fo:letter-spacing="normal" fo:font-style="normal" fo:font-weight="normal" officeooo:rsid="02a624b4" style:font-size-asian="10pt" style:font-size-complex="10pt"/>
    </style:style>
    <style:style style:name="T6" style:family="text">
      <style:text-properties fo:font-variant="normal" fo:text-transform="none" style:font-name="Bitstream Vera Sans4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style:font-name="Bitstream Vera Sans4" fo:font-size="10pt" fo:letter-spacing="normal" fo:font-style="normal" fo:font-weight="normal" officeooo:rsid="023572d8" style:font-size-asian="10pt" style:font-size-complex="10pt"/>
    </style:style>
    <style:style style:name="T8" style:family="text">
      <style:text-properties fo:font-variant="normal" fo:text-transform="none" style:font-name="Bitstream Vera Sans4" fo:font-size="10pt" fo:letter-spacing="normal" fo:font-style="normal" fo:font-weight="normal" officeooo:rsid="023c4a8e" style:font-size-asian="10pt" style:font-size-complex="10pt"/>
    </style:style>
    <style:style style:name="T9" style:family="text">
      <style:text-properties fo:font-variant="normal" fo:text-transform="none" style:use-window-font-color="true" loext:opacity="0%" style:font-name="Bitstream Vera Sans4" fo:font-size="10pt" fo:letter-spacing="normal" fo:font-style="normal" fo:font-weight="normal" officeooo:rsid="023c4a8e" style:font-size-asian="10pt" style:font-size-complex="10pt"/>
    </style:style>
    <style:style style:name="T10" style:family="text">
      <style:text-properties officeooo:rsid="02a33183"/>
    </style:style>
    <style:style style:name="T11" style:family="text">
      <style:text-properties officeooo:rsid="02a45948"/>
    </style:style>
    <style:style style:name="T12" style:family="text">
      <style:text-properties fo:font-variant="small-caps" fo:color="#2a6099" loext:opacity="100%" style:font-name="Bitstream Vera Sans" fo:font-size="16pt" fo:font-style="normal" fo:text-shadow="none" fo:font-weight="bold" officeooo:rsid="026ba6a2"/>
    </style:style>
    <style:style style:name="T13" style:family="text">
      <style:text-properties fo:font-variant="small-caps" fo:color="#2a6099" loext:opacity="100%" style:font-name="Bitstream Vera Sans" fo:font-size="16pt" fo:font-style="normal" fo:text-shadow="none" fo:font-weight="bold" officeooo:rsid="01e0e078"/>
    </style:style>
    <style:style style:name="T14" style:family="text">
      <style:text-properties fo:font-variant="small-caps" fo:color="#2a6099" loext:opacity="100%" style:font-name="Bitstream Vera Sans" fo:font-size="16pt" fo:font-style="normal" fo:text-shadow="none" fo:font-weight="bold" officeooo:rsid="02890049"/>
    </style:style>
    <style:style style:name="T15" style:family="text">
      <style:text-properties fo:font-variant="small-caps" fo:color="#808080" loext:opacity="100%" style:font-name="Bitstream Vera Sans5" fo:font-size="11pt" fo:font-style="normal" fo:font-weight="bold" officeooo:rsid="01f05ba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6" style:family="text">
      <style:text-properties fo:font-variant="small-caps" fo:color="#808080" loext:opacity="100%" style:font-name="Bitstream Vera Sans5" fo:font-size="11pt" fo:font-style="normal" fo:font-weight="bold" officeooo:rsid="01f0695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7" style:family="text">
      <style:text-properties fo:font-variant="small-caps" fo:color="#808080" loext:opacity="100%" style:font-name="Bitstream Vera Sans5" fo:font-size="11pt" fo:font-style="normal" fo:font-weight="bold" officeooo:rsid="02892b50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8" style:family="text">
      <style:text-properties fo:font-variant="small-caps" fo:font-size="15pt" style:font-size-asian="15pt" style:font-size-complex="15pt"/>
    </style:style>
    <style:style style:name="T19" style:family="text">
      <style:text-properties fo:font-variant="small-caps" officeooo:rsid="00990660"/>
    </style:style>
    <style:style style:name="T20" style:family="text">
      <style:text-properties fo:font-variant="small-caps" officeooo:rsid="0054f64f"/>
    </style:style>
    <style:style style:name="T21" style:family="text">
      <style:text-properties fo:font-variant="small-caps" officeooo:rsid="00b5d2d1"/>
    </style:style>
    <style:style style:name="T22" style:family="text">
      <style:text-properties fo:font-variant="small-caps" officeooo:rsid="00b6801f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officeooo:rsid="00b6801f"/>
    </style:style>
    <style:style style:name="T25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T26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T27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T28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T29" style:family="text">
      <style:text-properties style:use-window-font-color="true" loext:opacity="0%" style:font-name="Bitstream Vera Sans4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30" style:family="text">
      <style:text-properties style:use-window-font-color="true" loext:opacity="0%" fo:font-size="9pt" fo:font-style="normal" fo:font-weight="bold" officeooo:rsid="022be140" style:font-weight-asian="bold" style:font-weight-complex="bold"/>
    </style:style>
    <style:style style:name="T31" style:family="text">
      <style:text-properties style:use-window-font-color="true" loext:opacity="0%" fo:font-size="10pt" fo:font-weight="normal" officeooo:rsid="023572d8" style:font-size-asian="10pt" style:font-size-complex="10pt"/>
    </style:style>
    <style:style style:name="T32" style:family="text">
      <style:text-properties style:use-window-font-color="true" loext:opacity="0%" fo:font-size="10pt" fo:font-weight="normal" officeooo:rsid="023c4a8e" style:font-size-asian="10pt" style:font-size-complex="10pt"/>
    </style:style>
    <style:style style:name="T33" style:family="text">
      <style:text-properties style:use-window-font-color="true" loext:opacity="0%" fo:font-weight="bold" style:font-weight-asian="bold" style:font-weight-complex="bold"/>
    </style:style>
    <style:style style:name="T34" style:family="text">
      <style:text-properties officeooo:rsid="009e3fdd"/>
    </style:style>
    <style:style style:name="T35" style:family="text">
      <style:text-properties officeooo:rsid="00b5d2d1"/>
    </style:style>
    <style:style style:name="T36" style:family="text">
      <style:text-properties officeooo:rsid="002925a2"/>
    </style:style>
    <style:style style:name="T37" style:family="text">
      <style:text-properties officeooo:rsid="002b33ed"/>
    </style:style>
    <style:style style:name="T38" style:family="text">
      <style:text-properties fo:color="#cccccc" loext:opacity="100%" officeooo:rsid="022be140"/>
    </style:style>
    <style:style style:name="T39" style:family="text">
      <style:text-properties fo:font-size="9pt" fo:font-weight="bold" style:font-size-asian="9pt" style:font-weight-asian="bold" style:font-size-complex="9pt" style:font-weight-complex="bold"/>
    </style:style>
    <style:style style:name="T40" style:family="text">
      <style:text-properties officeooo:rsid="022be140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fo:font-weight="bold" style:font-size-asian="10pt" style:font-weight-asian="bold" style:font-size-complex="10pt" style:font-weight-complex="bold"/>
    </style:style>
    <style:style style:name="T43" style:family="text">
      <style:text-properties fo:font-size="10pt" fo:font-weight="bold" officeooo:rsid="0233e988" style:font-size-asian="10pt" style:font-weight-asian="bold" style:font-size-complex="10pt" style:font-weight-complex="bold"/>
    </style:style>
    <style:style style:name="T44" style:family="text">
      <style:text-properties fo:font-weight="bold" officeooo:rsid="02a5e1a6" style:font-weight-asian="bold" style:font-weight-complex="bold"/>
    </style:style>
    <style:style style:name="T45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46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47" style:family="text">
      <style:text-properties fo:color="#ffffff" loext:opacity="100%" fo:font-size="16pt" style:font-size-asian="16pt" style:font-size-complex="16pt"/>
    </style:style>
    <style:style style:name="T48" style:family="text"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T49" style:family="text">
      <style:text-properties style:use-window-font-color="true" loext:opacity="0%" style:text-outline="false" style:text-line-through-style="none" style:text-line-through-type="none" style:font-name="Bitstream Vera Sans4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50" style:family="text">
      <style:text-properties style:use-window-font-color="true" loext:opacity="0%" style:text-outline="false" style:text-line-through-style="none" style:text-line-through-type="none" style:text-position="super 58%" style:font-name="Bitstream Vera Sans4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51" style:family="text">
      <style:text-properties fo:color="#d3802c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fr1" style:family="graphic" style:parent-style-name="_5f_Cadre_5f_ombré">
      <style:graphic-properties style:vertical-pos="from-top" style:vertical-rel="paragraph" style:horizontal-pos="from-left" style:horizontal-rel="paragraph" fo:padding="0.101cm" fo:border="0.99pt solid #1ca2b8" style:shadow="#add9e0 0.176cm 0.176cm" draw:shadow-opacity="100%"/>
    </style:style>
    <style:style style:name="fr2" style:family="graphic" style:parent-style-name="_5f_Cadre_5f_ombré">
      <style:graphic-properties style:vertical-pos="from-top" style:vertical-rel="paragraph" style:horizontal-pos="from-left" style:horizontal-rel="paragraph" fo:background-color="transparent" draw:fill="none" draw:fill-color="#ffffff" fo:padding="0.101cm" fo:border="0.99pt solid #1ca2b8" style:shadow="#add9e0 0.176cm 0.176cm" draw:shadow-opacity="100%"/>
    </style:style>
    <style:style style:name="fr3" style:family="graphic" style:parent-style-name="Frame">
      <style:graphic-properties fo:margin-left="0cm" fo:margin-right="0cm" fo:margin-top="0.101cm" fo:margin-bottom="0cm" style:run-through="foreground" style:wrap="run-through" style:number-wrapped-paragraphs="no-limit" style:vertical-pos="from-top" style:vertical-rel="paragraph" style:horizontal-pos="from-left" style:horizontal-rel="paragraph" fo:padding="0.101cm" fo:border="0.99pt solid #1ca2b8" style:shadow="#add9e0 0.176cm 0.176cm" draw:shadow-opacity="100%" loext:rel-width-rel="paragraph"/>
    </style:style>
    <style:style style:name="fr4" style:family="graphic" style:parent-style-name="Frame">
      <style:graphic-properties fo:margin-left="0cm" fo:margin-right="0cm" fo:margin-top="0.101cm" fo:margin-bottom="0.101cm" style:run-through="foreground" style:wrap="run-through" style:number-wrapped-paragraphs="no-limit" style:vertical-pos="from-top" style:vertical-rel="paragraph" style:horizontal-pos="from-left" style:horizontal-rel="paragraph" fo:padding="0.101cm" fo:border="0.99pt solid #1ca2b8" style:shadow="#add9e0 0.176cm 0.176cm" draw:shadow-opacity="100%" draw:wrap-influence-on-position="once-concurrent" loext:allow-overlap="true" loext:rel-width-rel="paragraph"/>
    </style:style>
    <style:style style:name="fr5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6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gr1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2a6099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1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2a609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088cm" svg:stroke-color="#0066ff" draw:marker-start-width="0.485cm" draw:marker-end-width="0.485cm" draw:fill="solid" draw:fill-color="#00cccc" fo:padding-top="0.044cm" fo:padding-bottom="0.044cm" fo:padding-left="0.044cm" fo:padding-right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25cm" svg:stroke-color="#000000" draw:marker-start="" draw:marker-start-width="0.229cm" draw:marker-start-center="false" draw:marker-end="" draw:marker-end-width="0.229cm" draw:marker-end-center="false" draw:fill="solid" draw:fill-color="#ead680" draw:textarea-horizontal-align="center" draw:textarea-vertical-align="middle" fo:padding-top="0.139cm" fo:padding-bottom="0.139cm" fo:padding-left="0.263cm" fo:padding-right="0.263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25cm" svg:stroke-color="#000000" draw:marker-start="" draw:marker-start-width="0.229cm" draw:marker-start-center="false" draw:marker-end="" draw:marker-end-width="0.229cm" draw:marker-end-center="false" draw:fill="solid" draw:fill-color="#99ccff" draw:textarea-horizontal-align="justify" draw:textarea-vertical-align="middle" draw:auto-grow-height="false" fo:min-height="1.72cm" fo:min-width="1.475cm" fo:padding-top="0.139cm" fo:padding-bottom="0.139cm" fo:padding-left="0.263cm" fo:padding-right="0.263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25cm" svg:stroke-color="#000000" draw:marker-start="" draw:marker-start-width="0.229cm" draw:marker-start-center="false" draw:marker-end="Arrow_20_concave" draw:marker-end-width="0.229cm" draw:marker-end-center="false" draw:fill="solid" draw:fill-color="#99ccff" draw:textarea-horizontal-align="center" draw:textarea-vertical-align="middle" fo:padding-top="0.139cm" fo:padding-bottom="0.139cm" fo:padding-left="0.263cm" fo:padding-right="0.263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1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6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8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332cm" fo:min-width="0.92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339cm" fo:min-width="1.78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solid" svg:stroke-width="0.049cm" svg:stroke-color="#d3802c" draw:marker-start="" draw:marker-start-width="0.377cm" draw:marker-start-center="false" draw:marker-end="" draw:marker-end-width="0.37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9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50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solid" svg:stroke-width="0.025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9cm" fo:padding-bottom="0.139cm" fo:padding-left="0.263cm" fo:padding-right="0.263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.025cm" svg:stroke-color="#000000" draw:marker-start="" draw:marker-start-width="0.229cm" draw:marker-start-center="false" draw:marker-end="" draw:marker-end-width="0.229cm" draw:marker-end-center="false" draw:fill="solid" draw:fill-color="#99ccff" draw:textarea-horizontal-align="justify" draw:textarea-vertical-align="middle" draw:auto-grow-height="false" fo:min-height="1.72cm" fo:min-width="1.473cm" fo:padding-top="0.139cm" fo:padding-bottom="0.139cm" fo:padding-left="0.263cm" fo:padding-right="0.263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.025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9cm" fo:padding-bottom="0.139cm" fo:padding-left="0.263cm" fo:padding-right="0.263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8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fo:margin-top="0cm" fo:margin-bottom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.049cm" svg:stroke-color="#2a6099" draw:marker-start="" draw:marker-start-width="0.339cm" draw:marker-start-center="false" draw:marker-end="" draw:marker-end-width="0.339cm" draw:marker-end-center="false" draw:fill="solid" draw:fill-color="#99ccff" draw:textarea-horizontal-align="center" draw:textarea-vertical-align="middle" fo:padding-top="0.15cm" fo:padding-bottom="0.15cm" fo:padding-left="0.273cm" fo:padding-right="0.273cm" draw:shadow="hidden" draw:shadow-offset-x="0.3cm" draw:shadow-offset-y="0.3cm" draw:shadow-color="#808080" style:run-through="foreground"/>
    </style:style>
    <style:style style:name="gr4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50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6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6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4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7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0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7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4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2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10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0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2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87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6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justify" draw:textarea-vertical-align="middle" draw:auto-grow-height="fals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6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svg:stroke-width="0.06cm" svg:stroke-color="#1ca2b8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10" draw:name="Shape3_1" draw:style-name="gr14" draw:text-style-name="P36" svg:x1="11.497cm" svg:y1="1.383cm" svg:x2="21.997cm" svg:y2="1.397cm">
        <text:p/>
      </draw:line>
      <draw:frame text:anchor-type="page" text:anchor-page-number="1" draw:z-index="9" draw:name="Shape2_0" draw:style-name="gr15" draw:text-style-name="P37" svg:width="2.701cm" svg:height="0.715cm" draw:transform="rotate (0.0876155284501153) translate (1.21884722222222cm 1.51694444444444cm)">
        <draw:text-box>
          <text:p text:style-name="P36"><text:span text:style-name="T45">S</text:span><text:span text:style-name="T45">é</text:span><text:span text:style-name="T45">r</text:span><text:span text:style-name="T45">i</text:span><text:span text:style-name="T45">e</text:span><text:span text:style-name="T45"> </text:span><text:span text:style-name="T45">5</text:span></text:p>
        </draw:text-box>
      </draw:frame>
      <draw:path text:anchor-type="page" text:anchor-page-number="1" draw:z-index="8" draw:name="Shape1_0" draw:style-name="gr16" draw:text-style-name="P45" svg:width="4.329cm" svg:height="2.24cm" svg:x="0cm" svg:y="-0.001cm" svg:viewBox="0 0 4330 2241" svg:d="M0 2241l3984-288c209-15 363-168 345-342l-170-1611h-4159z">
        <text:p/>
      </draw:path>
      <text:list xml:id="list4062019817" text:style-name="_5f_Numérotation_20_des_20_exercices_20_livrets">
        <text:list-item>
          <text:h text:style-name="P35" text:outline-level="1"><text:span text:style-name="Character_5f_20_5f_style"><text:span text:style-name="T6">Dans chaque cas, les deux figures sont sy­métriques par rapport à la droite (d)</text:span></text:span><text:span text:style-name="Character_5f_20_5f_style"><text:span text:style-name="T41">. </text:span></text:span><text:span text:style-name="Character_5f_20_5f_style"><text:span text:style-name="T5">À</text:span></text:span><text:span text:style-name="Character_5f_20_5f_style"><text:span text:style-name="T6"> partir des indications fournies dans la figure </text:span></text:span><text:span text:style-name="Character_5f_20_5f_style"><text:span text:style-name="T9">initiale</text:span></text:span><text:span text:style-name="Character_5f_20_5f_style"><text:span text:style-name="T6">, </text:span></text:span><text:span text:style-name="Character_5f_20_5f_style"><text:span text:style-name="T7">déduis-</text:span></text:span><text:span text:style-name="Character_5f_20_5f_style"><text:span text:style-name="T8">en</text:span></text:span><text:span text:style-name="Character_5f_20_5f_style"><text:span text:style-name="T41"> des informations </text:span></text:span><text:span text:style-name="Character_5f_20_5f_style"><text:span text:style-name="T31">sur </text:span></text:span><text:span text:style-name="Character_5f_20_5f_style"><text:span text:style-name="T32">la</text:span></text:span><text:span text:style-name="Character_5f_20_5f_style"><text:span text:style-name="T31"> figure </text:span></text:span><text:span text:style-name="Character_5f_20_5f_style"><text:span text:style-name="T32">symétrique</text:span></text:span><text:span text:style-name="Character_5f_20_5f_style"><text:span text:style-name="T31">. Choi­sis alors la propriété correspondante</text:span></text:span><text:span text:style-name="Character_5f_20_5f_style"><text:span text:style-name="T41"> qui permet de justifier tes réponses.</text:span></text:span></text:h>
        </text:list-item>
      </text:list>
      <text:p text:style-name="P26"><draw:frame draw:style-name="fr4" draw:name="Cadre29" text:anchor-type="char" svg:x="0.252cm" svg:y="0.155cm" svg:width="9.001cm" style:rel-width="100%" draw:z-index="6"><draw:text-box fo:min-height="1.275cm"><text:p text:style-name="P25"><text:span text:style-name="Character_5f_20_5f_style"><text:span text:style-name="T39"> </text:span></text:span><text:span text:style-name="Character_5f_20_5f_style"><text:span text:style-name="T43">P1</text:span></text:span><text:span text:style-name="Character_5f_20_5f_style"><text:span text:style-name="T41"> La symétrie axiale conserve les longueurs.</text:span></text:span></text:p></draw:text-box></draw:frame><text:span text:style-name="Character_5f_20_5f_style"><text:span text:style-name="T42"/></text:span></text:p>
      <text:p text:style-name="P26"><text:span text:style-name="Character_5f_20_5f_style"><text:span text:style-name="T42"/></text:span></text:p>
      <text:p text:style-name="P26"><text:span text:style-name="Character_5f_20_5f_style"><text:span text:style-name="T42"/></text:span></text:p>
      <text:p text:style-name="P26"><draw:frame draw:style-name="fr3" draw:name="Frame1" text:anchor-type="char" svg:x="0.247cm" svg:y="0.201cm" svg:width="9.001cm" style:rel-width="100%" draw:z-index="4"><draw:text-box fo:min-height="1.879cm"><text:p text:style-name="_5f_Paragraphe_20_livret_20_"><text:span text:style-name="Character_5f_20_5f_style"><text:span text:style-name="T39"> </text:span></text:span><text:span text:style-name="Character_5f_20_5f_style"><text:span text:style-name="T43">P2</text:span></text:span><text:span text:style-name="Character_5f_20_5f_style"><text:span text:style-name="T41"> Si deux cercles sont symétriques par rap­port à une droite alors ils ont le même rayon.</text:span></text:span></text:p></draw:text-box></draw:frame><text:span text:style-name="Character_5f_20_5f_style"><text:span text:style-name="T42"/></text:span></text:p>
      <text:p text:style-name="P26"><text:span text:style-name="Character_5f_20_5f_style"><text:span text:style-name="T42"/></text:span></text:p>
      <text:p text:style-name="P26"><text:span text:style-name="Character_5f_20_5f_style"><text:span text:style-name="T42"/></text:span></text:p>
      <text:p text:style-name="P26"><text:span text:style-name="Character_5f_20_5f_style"><text:span text:style-name="T42"/></text:span></text:p>
      <text:p text:style-name="P26"><draw:frame draw:style-name="fr2" draw:name="Cadre6" text:anchor-type="char" svg:x="0.235cm" svg:y="0.33cm" svg:width="9.013cm" draw:z-index="7"><draw:text-box fo:min-height="1.371cm"><text:p text:style-name="_5f_Paragraphe_20_livret_20_"><text:span text:style-name="Character_5f_20_5f_style"><text:span text:style-name="T39"> </text:span></text:span><text:span text:style-name="Character_5f_20_5f_style"><text:span text:style-name="T43">P3</text:span></text:span><text:span text:style-name="Character_5f_20_5f_style"><text:span text:style-name="T42"> </text:span></text:span><text:span text:style-name="Character_5f_20_5f_style"><text:span text:style-name="T41">La symétrie axiale conserve les mesures des angles.</text:span></text:span></text:p></draw:text-box></draw:frame><text:span text:style-name="Character_5f_20_5f_style"><text:span text:style-name="T42"/></text:span></text:p>
      <text:p text:style-name="P26"><text:span text:style-name="Character_5f_20_5f_style"><text:span text:style-name="T42"/></text:span></text:p>
      <text:p text:style-name="P26"><text:span text:style-name="Character_5f_20_5f_style"><text:span text:style-name="T42"/></text:span></text:p>
      <text:p text:style-name="P26"><draw:frame draw:style-name="fr1" draw:name="Cadre5" text:anchor-type="char" svg:x="0.256cm" svg:y="0.385cm" svg:width="8.969cm" draw:z-index="2"><draw:text-box fo:min-height="1.782cm"><text:p text:style-name="_5f_Paragraphe_20_livret_20_"><text:span text:style-name="Character_5f_20_5f_style"><text:span text:style-name="T42"> </text:span></text:span><text:span text:style-name="Character_5f_20_5f_style"><text:span text:style-name="T43">P4</text:span></text:span><text:span text:style-name="Character_5f_20_5f_style"><text:span text:style-name="T41"> Si deux figures sont symétriques par rap­port à une droite alors elles ont la même aire et le même périmètre.</text:span></text:span></text:p></draw:text-box></draw:frame><text:span text:style-name="Character_5f_20_5f_style"><text:span text:style-name="T42"/></text:span></text:p>
      <text:p text:style-name="P26"><text:span text:style-name="Character_5f_20_5f_style"><text:span text:style-name="T42"/></text:span></text:p>
      <text:p text:style-name="P26"><text:span text:style-name="Character_5f_20_5f_style"><text:span text:style-name="T42"/></text:span></text:p>
      <text:p text:style-name="P26"><text:span text:style-name="Character_5f_20_5f_style"><text:span text:style-name="T42"/></text:span></text:p>
      <text:p text:style-name="P26"><text:span text:style-name="Character_5f_20_5f_style"><text:span text:style-name="T42"/></text:span></text:p>
      <text:p text:style-name="P26"><text:span text:style-name="Character_5f_20_5f_style"><text:span text:style-name="T42">Figure 1 :</text:span></text:span></text:p>
      <text:p text:style-name="_5f_Paragraphe_20_livret_20_"><draw:g text:anchor-type="char" draw:z-index="3" draw:name="Shape71" draw:style-name="gr38"><draw:polygon draw:style-name="gr39" draw:text-style-name="P52" svg:width="2.847cm" svg:height="2.847cm" svg:x="5.26cm" svg:y="0.47cm" svg:viewBox="0 0 2848 2848" draw:points="0,0 1424,0 1424,1424 2848,2848 1424,2848 712,2136 0,2848 0,1424 712,712"><text:p/></draw:polygon><draw:polygon draw:style-name="gr39" draw:text-style-name="P52" svg:width="2.847cm" svg:height="2.847cm" svg:x="0.891cm" svg:y="0.47cm" svg:viewBox="0 0 2848 2848" draw:points="2848,0 1424,0 1424,1424 0,2848 1424,2848 2136,2136 2848,2848 2848,1424 2136,712"><text:p/></draw:polygon><draw:line draw:style-name="gr40" draw:text-style-name="P47" svg:x1="4.498cm" svg:y1="-0.005cm" svg:x2="4.498cm" svg:y2="3.792cm"><text:p/></draw:line><draw:frame draw:style-name="gr41" draw:text-style-name="P49" svg:width="0.503cm" svg:height="0.414cm" svg:x="3.973cm" svg:y="3.361cm"><draw:text-box><text:p text:style-name="P48"><text:span text:style-name="T48">(</text:span><text:span text:style-name="T48">d</text:span><text:span text:style-name="T48">)</text:span></text:p></draw:text-box></draw:frame><draw:frame draw:style-name="gr42" draw:text-style-name="P49" svg:width="0.246cm" svg:height="0.414cm" svg:x="4.955cm" svg:y="0.249cm"><draw:text-box><text:p text:style-name="P48"><text:span text:style-name="T48">A</text:span></text:p></draw:text-box></draw:frame><draw:frame draw:style-name="gr42" draw:text-style-name="P49" svg:width="0.246cm" svg:height="0.414cm" svg:x="6.76cm" svg:y="0.249cm"><draw:text-box><text:p text:style-name="P48"><text:span text:style-name="T48">B</text:span></text:p></draw:text-box></draw:frame><draw:frame draw:style-name="gr43" draw:text-style-name="P49" svg:width="0.251cm" svg:height="0.414cm" svg:x="6.85cm" svg:y="1.688cm"><draw:text-box><text:p text:style-name="P48"><text:span text:style-name="T48">C</text:span></text:p></draw:text-box></draw:frame><draw:frame draw:style-name="gr44" draw:text-style-name="P49" svg:width="0.276cm" svg:height="0.414cm" svg:x="8.241cm" svg:y="3.121cm"><draw:text-box><text:p text:style-name="P48"><text:span text:style-name="T48">D</text:span></text:p></draw:text-box></draw:frame><draw:frame draw:style-name="gr45" draw:text-style-name="P49" svg:width="0.207cm" svg:height="0.414cm" svg:x="5.888cm" svg:y="2.242cm"><draw:text-box><text:p text:style-name="P48"><text:span text:style-name="T48">F</text:span></text:p></draw:text-box></draw:frame><draw:frame draw:style-name="gr46" draw:text-style-name="P49" svg:width="0.278cm" svg:height="0.414cm" svg:x="5.116cm" svg:y="3.362cm"><draw:text-box><text:p text:style-name="P48"><text:span text:style-name="T48">G</text:span></text:p></draw:text-box></draw:frame><draw:frame draw:style-name="gr47" draw:text-style-name="P49" svg:width="0.269cm" svg:height="0.414cm" svg:x="4.95cm" svg:y="1.688cm"><draw:text-box><text:p text:style-name="P48"><text:span text:style-name="T48">H</text:span></text:p></draw:text-box></draw:frame><draw:frame draw:style-name="gr48" draw:text-style-name="P49" svg:width="0.366cm" svg:height="0.414cm" svg:x="3.761cm" svg:y="1.688cm"><draw:text-box><text:p text:style-name="P48"><text:span text:style-name="T48">H</text:span><text:span text:style-name="T48">'</text:span></text:p></draw:text-box></draw:frame><draw:frame draw:style-name="gr49" draw:text-style-name="P49" svg:width="0.343cm" svg:height="0.414cm" svg:x="3.719cm" svg:y="0.099cm"><draw:text-box><text:p text:style-name="P48"><text:span text:style-name="T48">A</text:span><text:span text:style-name="T48">'</text:span></text:p></draw:text-box></draw:frame><draw:frame draw:style-name="gr49" draw:text-style-name="P49" svg:width="0.343cm" svg:height="0.414cm" svg:x="2.004cm" svg:y="0.249cm"><draw:text-box><text:p text:style-name="P48"><text:span text:style-name="T48">B</text:span><text:span text:style-name="T48">'</text:span></text:p></draw:text-box></draw:frame><draw:frame draw:style-name="gr50" draw:text-style-name="P49" svg:width="0.375cm" svg:height="0.414cm" svg:x="3.551cm" svg:y="3.362cm"><draw:text-box><text:p text:style-name="P48"><text:span text:style-name="T48">G</text:span><text:span text:style-name="T48">'</text:span></text:p></draw:text-box></draw:frame><draw:frame draw:style-name="gr51" draw:text-style-name="P49" svg:width="0.304cm" svg:height="0.414cm" svg:x="2.9cm" svg:y="2.242cm"><draw:text-box><text:p text:style-name="P48"><text:span text:style-name="T48">F</text:span><text:span text:style-name="T48">'</text:span></text:p></draw:text-box></draw:frame><draw:frame draw:style-name="gr52" draw:text-style-name="P49" svg:width="0.373cm" svg:height="0.414cm" svg:x="0.526cm" svg:y="3.121cm"><draw:text-box><text:p text:style-name="P48"><text:span text:style-name="T48">D</text:span><text:span text:style-name="T48">'</text:span></text:p></draw:text-box></draw:frame><draw:frame draw:style-name="gr53" draw:text-style-name="P49" svg:width="0.348cm" svg:height="0.414cm" svg:x="1.904cm" svg:y="1.688cm"><draw:text-box><text:p text:style-name="P48"><text:span text:style-name="T48">C</text:span><text:span text:style-name="T48">'</text:span></text:p></draw:text-box></draw:frame><draw:frame draw:style-name="gr54" draw:text-style-name="P49" svg:width="0.227cm" svg:height="0.414cm" svg:x="6.564cm" svg:y="3.362cm"><draw:text-box><text:p text:style-name="P48"><text:span text:style-name="T48">E</text:span></text:p></draw:text-box></draw:frame><draw:frame draw:style-name="gr55" draw:text-style-name="P49" svg:width="0.108cm" svg:height="0.414cm" svg:x="6.082cm" svg:y="1.023cm"><draw:text-box><text:p text:style-name="P48"><text:span text:style-name="T48">I</text:span></text:p></draw:text-box></draw:frame><draw:frame draw:style-name="gr56" draw:text-style-name="P49" svg:width="0.205cm" svg:height="0.414cm" svg:x="2.853cm" svg:y="1.023cm"><draw:text-box><text:p text:style-name="P48"><text:span text:style-name="T48">I'</text:span></text:p></draw:text-box></draw:frame><draw:frame draw:style-name="gr57" draw:text-style-name="P49" svg:width="0.324cm" svg:height="0.414cm" svg:x="2.149cm" svg:y="3.362cm"><draw:text-box><text:p text:style-name="P48"><text:span text:style-name="T48">E</text:span><text:span text:style-name="T48">'</text:span></text:p></draw:text-box></draw:frame><draw:frame draw:style-name="gr58" draw:text-style-name="P49" svg:width="0.879cm" svg:height="0.414cm" svg:x="7.019cm" svg:y="3.362cm"><draw:text-box><text:p text:style-name="P48"><text:span text:style-name="T48">1 </text:span><text:span text:style-name="T48">c</text:span><text:span text:style-name="T48">m</text:span></text:p></draw:text-box></draw:frame><draw:line draw:style-name="gr59" draw:text-style-name="P47" svg:x1="6.54cm" svg:y1="2.932cm" svg:x2="6.306cm" svg:y2="3.167cm"><text:p/></draw:line><draw:line draw:style-name="gr59" draw:text-style-name="P47" svg:x1="6.501cm" svg:y1="2.875cm" svg:x2="6.267cm" svg:y2="3.11cm"><text:p/></draw:line><draw:path draw:style-name="gr60" draw:text-style-name="P47" svg:width="0.245cm" svg:height="0.425cm" svg:x="5.678cm" svg:y="0.459cm" svg:viewBox="0 0 246 426" svg:d="M0 426c8-5 14-8 22-13 6-5 13-9 20-13 6-5 13-10 20-16 6-4 13-9 19-15 5-4 12-10 18-16 5-6 11-11 17-17 6-7 11-12 17-19 5-6 10-12 15-18 5-8 10-14 14-21 5-7 9-13 14-20 4-7 8-14 12-22 4-7 8-15 11-21 3-8 7-16 11-23 3-8 5-15 8-23s5-16 8-24c2-7 5-16 7-23 1-8 2-16 4-24s3-15 4-24c1-8 2-16 3-25 0-8 1-16 2-24 0-8 0-16 0-25 0 9 0 17 0 25-1 8-2 16-2 24-1 9-2 17-3 25-1 9-2 16-4 24s-3 16-4 24c-2 7-5 16-7 23-3 8-5 16-8 24s-5 15-8 23c-4 7-8 15-11 23-3 6-7 14-11 21-4 8-8 15-12 22-5 7-9 13-14 20-4 7-9 13-14 21-5 6-10 12-15 18-6 7-11 12-17 19-6 6-12 11-17 17-6 6-13 12-18 16-6 6-13 11-19 15-7 6-14 11-20 16-7 4-14 8-20 13-8 5-14 8-22 13z"><text:p/></draw:path><draw:frame draw:style-name="gr61" draw:text-style-name="P49" svg:width="0.629cm" svg:height="0.414cm" svg:x="5.909cm" svg:y="0.552cm"><draw:text-box><text:p text:style-name="P48"><text:span text:style-name="T48">4</text:span><text:span text:style-name="T48">5</text:span><text:span text:style-name="T48">°</text:span></text:p></draw:text-box></draw:frame><draw:line draw:style-name="gr59" draw:text-style-name="P47" svg:x1="5.688cm" svg:y1="3.11cm" svg:x2="5.454cm" svg:y2="2.875cm"><text:p/></draw:line><draw:line draw:style-name="gr59" draw:text-style-name="P47" svg:x1="5.644cm" svg:y1="3.167cm" svg:x2="5.41cm" svg:y2="2.932cm"><text:p/></draw:line></draw:g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P27"><text:span text:style-name="Character_5f_20_5f_style"><text:span text:style-name="T33">Figure </text:span></text:span><text:span text:style-name="Character_5f_20_5f_style"><text:span text:style-name="T30">2</text:span></text:span><text:span text:style-name="Character_5f_20_5f_style"><text:span text:style-name="T33"> :</text:span></text:span></text:p>
      <text:p text:style-name="_5f_Paragraphe_20_livret_20_"><text:span text:style-name="Character_5f_20_5f_style"/></text:p>
      <text:p text:style-name="_5f_Paragraphe_20_livret_20_"><draw:g text:anchor-type="char" draw:z-index="5" draw:name="Shape72" draw:style-name="gr17"><draw:rect draw:style-name="gr18" draw:text-style-name="P46" svg:width="2.001cm" svg:height="2.003cm" draw:transform="skewX (-0.000872664625997144) rotate (-0.349065850398867) translate (1.16769444444444cm 1.00894444444444cm)"><text:p/></draw:rect><draw:custom-shape draw:style-name="gr19" draw:text-style-name="P47" svg:width="2.001cm" svg:height="1.999cm" draw:transform="rotate (-0.349065850398867) translate (1.50988888888889cm 0.0705555555555556cm)"><text:p/><draw:enhanced-geometry svg:viewBox="0 0 21600 21600" draw:mirror-horizontal="false" draw:mirror-vertical="false" draw:type="block-arc" draw:modifiers="176.252927521249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20" draw:text-style-name="P47" svg:x1="2.109cm" svg:y1="1.353cm" svg:x2="3.015cm" svg:y2="0.93cm"><text:p/></draw:line><draw:frame draw:style-name="gr21" draw:text-style-name="P49" svg:width="0.249cm" svg:height="0.414cm" svg:x="0.877cm" svg:y="0.717cm"><draw:text-box><text:p text:style-name="P48"><text:span text:style-name="T48">R</text:span></text:p></draw:text-box></draw:frame><draw:frame draw:style-name="gr22" draw:text-style-name="P49" svg:width="0.228cm" svg:height="0.414cm" svg:x="0.166cm" svg:y="2.689cm"><draw:text-box><text:p text:style-name="P48"><text:span text:style-name="T48">S</text:span></text:p></draw:text-box></draw:frame><draw:frame draw:style-name="gr23" draw:text-style-name="P49" svg:width="0.219cm" svg:height="0.414cm" svg:x="2.461cm" svg:y="3.535cm"><draw:text-box><text:p text:style-name="P48"><text:span text:style-name="T48">T</text:span></text:p></draw:text-box></draw:frame><draw:frame draw:style-name="gr24" draw:text-style-name="P49" svg:width="0.262cm" svg:height="0.414cm" svg:x="3.159cm" svg:y="1.551cm"><draw:text-box><text:p text:style-name="P48"><text:span text:style-name="T48">U</text:span></text:p></draw:text-box></draw:frame><draw:frame draw:style-name="gr25" draw:text-style-name="P49" svg:width="0.283cm" svg:height="0.414cm" svg:x="1.879cm" svg:y="1.378cm"><draw:text-box><text:p text:style-name="P48"><text:span text:style-name="T48">O</text:span></text:p></draw:text-box></draw:frame><draw:frame draw:style-name="gr26" draw:text-style-name="P50" svg:width="0.927cm" svg:height="0.332cm" draw:transform="rotate (0.43720497762458) translate (1.92616666666667cm 1.06538888888889cm)"><draw:text-box><text:p text:style-name="P48"><text:span text:style-name="T49">1 </text:span><text:span text:style-name="T49">c</text:span><text:span text:style-name="T49">m</text:span></text:p></draw:text-box></draw:frame><draw:frame draw:style-name="gr27" draw:text-style-name="P50" svg:width="1.788cm" svg:height="0.339cm" svg:x="0.859cm" svg:y="2.165cm"><draw:text-box><text:p text:style-name="P48"><text:span text:style-name="T49">A</text:span><text:span text:style-name="T49">ir</text:span><text:span text:style-name="T49">e </text:span><text:span text:style-name="T49">= </text:span><text:span text:style-name="T49">4 </text:span><text:span text:style-name="T49">c</text:span><text:span text:style-name="T49">m</text:span><text:span text:style-name="T50">2</text:span></text:p></draw:text-box></draw:frame><draw:line draw:style-name="gr28" draw:text-style-name="P47" svg:x1="4.781cm" svg:y1="0.598cm" svg:x2="3.413cm" svg:y2="4.357cm"><text:p/></draw:line><draw:frame draw:style-name="gr29" draw:text-style-name="P51" svg:width="0.503cm" svg:height="0.414cm" svg:x="4.158cm" svg:y="0.568cm"><draw:text-box><text:p text:style-name="P48"><text:span text:style-name="T51">(</text:span><text:span text:style-name="T51">d</text:span><text:span text:style-name="T51">)</text:span></text:p></draw:text-box></draw:frame><draw:rect draw:style-name="gr30" draw:text-style-name="P52" svg:width="2.001cm" svg:height="1.999cm" draw:transform="skewX (0.000872664625997213) rotate (-0.348193185772869) translate (5.3975cm 2.555875cm)"><text:p/></draw:rect><draw:custom-shape draw:style-name="gr31" draw:text-style-name="P47" svg:width="1.999cm" svg:height="1.999cm" draw:transform="rotate (-0.349065850398867) translate (5.73793055555556cm 1.61395833333333cm)"><text:p/><draw:enhanced-geometry svg:viewBox="0 0 21600 21600" draw:mirror-horizontal="false" draw:mirror-vertical="false" draw:type="block-arc" draw:modifiers="176.252927521249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32" draw:text-style-name="P47" svg:x1="6.375cm" svg:y1="2.787cm" svg:x2="6.305cm" svg:y2="2.977cm"><text:p/></draw:line><draw:frame draw:style-name="gr33" draw:text-style-name="P49" svg:width="0.361cm" svg:height="0.414cm" svg:x="5.024cm" svg:y="2.246cm"><draw:text-box><text:p text:style-name="P48"><text:span text:style-name="T48">U</text:span><text:span text:style-name="T48">'</text:span></text:p></draw:text-box></draw:frame><draw:frame draw:style-name="gr34" draw:text-style-name="P49" svg:width="0.318cm" svg:height="0.414cm" svg:x="4.327cm" svg:y="4.22cm"><draw:text-box><text:p text:style-name="P48"><text:span text:style-name="T48">T</text:span><text:span text:style-name="T48">'</text:span></text:p></draw:text-box></draw:frame><draw:frame draw:style-name="gr35" draw:text-style-name="P49" svg:width="0.325cm" svg:height="0.414cm" svg:x="6.736cm" svg:y="4.952cm"><draw:text-box><text:p text:style-name="P48"><text:span text:style-name="T48">S</text:span><text:span text:style-name="T48">'</text:span></text:p></draw:text-box></draw:frame><draw:frame draw:style-name="gr36" draw:text-style-name="P49" svg:width="0.346cm" svg:height="0.414cm" svg:x="7.391cm" svg:y="3.08cm"><draw:text-box><text:p text:style-name="P48"><text:span text:style-name="T48">R</text:span><text:span text:style-name="T48">'</text:span></text:p></draw:text-box></draw:frame><draw:frame draw:style-name="gr37" draw:text-style-name="P49" svg:width="0.382cm" svg:height="0.414cm" svg:x="6.059cm" svg:y="2.92cm"><draw:text-box><text:p text:style-name="P48"><text:span text:style-name="T48">O</text:span><text:span text:style-name="T48">'</text:span></text:p></draw:text-box></draw:frame></draw:g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P27"><text:span text:style-name="Character_5f_20_5f_style"><text:span text:style-name="T44">Figure 1 :</text:span></text:span></text:p>
      <text:list xml:id="list161102980893781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text:span text:style-name="T40">D’après la propriété </text:span></text:span><text:span text:style-name="Character_5f_20_5f_style"><text:span text:style-name="T38">……</text:span></text:span><text:span text:style-name="Character_5f_20_5f_style"><text:span text:style-name="T40"> , on en déduit que</text:span></text:span></text:p>
            </text:list-item>
          </text:list>
        </text:list-item>
      </text:list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  <text:p text:style-name="P24"><text:span text:style-name="Character_5f_20_5f_style"/></text:p>
      <text:list xml:id="list161103115552548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text:span text:style-name="T40">D’après la propriété </text:span></text:span><text:span text:style-name="Character_5f_20_5f_style"><text:span text:style-name="T38">……</text:span></text:span><text:span text:style-name="Character_5f_20_5f_style"><text:span text:style-name="T40"> , on en déduit que</text:span></text:span></text:p>
            </text:list-item>
          </text:list>
        </text:list-item>
      </text:list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  <text:p text:style-name="P24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P27"><text:span text:style-name="Character_5f_20_5f_style"><text:span text:style-name="T44">Figure 2 :</text:span></text:span></text:p>
      <text:list xml:id="list161101855038226" text:continue-list="list161103115552548" text:style-name="_5f_Numérotation_20_des_20_exercices_20_livrets">
        <text:list-item>
          <text:list>
            <text:list-item text:start-value="1">
              <text:p text:style-name="_5f_Paragraphe_20_énoncé_20_après_20_numéro_20_question"><text:span text:style-name="Character_5f_20_5f_style"><text:span text:style-name="T40">D’après la propriété </text:span></text:span><text:span text:style-name="Character_5f_20_5f_style"><text:span text:style-name="T38">……</text:span></text:span><text:span text:style-name="Character_5f_20_5f_style"><text:span text:style-name="T40"> , on en déduit que</text:span></text:span></text:p>
            </text:list-item>
          </text:list>
        </text:list-item>
      </text:list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  <text:list xml:id="list161102134177777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text:span text:style-name="T40">D’après la propriété </text:span></text:span><text:span text:style-name="Character_5f_20_5f_style"><text:span text:style-name="T38">……</text:span></text:span><text:span text:style-name="Character_5f_20_5f_style"><text:span text:style-name="T40"> , on en déduit que</text:span></text:span></text:p>
            </text:list-item>
          </text:list>
        </text:list-item>
      </text:list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  <text:p text:style-name="P24"><text:span text:style-name="Character_5f_20_5f_style">…………………………………………………………………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monospace" svg:font-family="monospac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6" svg:font-family="'Bitstream Vera Sans'" style:font-adornments="Italique 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1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 style:next-style-name="_5f_Paragraphe_20_livret_20_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1ca2b8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4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5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1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1ca2b8" loext:opacity="100%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5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6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Paragraphe_20_de_20_s_27_entraîner" style:display-name="_Paragraphe de s'entraîner" style:family="paragraph" style:parent-style-name="Standard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uce_5f_enonce3" style:display-name="Puce_enonce3" style:family="text">
      <style:text-properties fo:color="#ff0000" loext:opacity="100%" style:font-size-asian="10.5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1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 loext:hidden="true" style:hidden="true">
      <style:text-properties style:font-name="Bitstream Vera Sans5" fo:font-family="'Bitstream Vera Sans'" style:font-style-name="Roman" style:font-family-generic="swiss" style:font-pitch="variable" fo:font-size="11pt" style:font-size-asian="10.5p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_5f_Cadre_5f_ombré" style:display-name="_Cadre_ombré" style:family="graphic" style:parent-style-name="Frame">
      <style:graphic-properties svg:width="7.706cm" fo:min-height="1.295cm" svg:x="1.24cm" svg:y="6.939cm" fo:margin-left="0cm" fo:margin-right="0cm" fo:margin-top="0.101cm" fo:margin-bottom="0.101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101cm" fo:border="0.99pt solid #2a6099" style:shadow="#729fcf 0.176cm 0.176cm" draw:shadow-opacity="100%" draw:wrap-influence-on-position="once-concurrent" loext:allow-overlap="true" draw:textarea-vertical-align="midd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paragraph-properties fo:text-align="start" style:justify-single-word="false"/>
      <style:text-properties officeooo:paragraph-rsid="010b73da"/>
    </style:style>
    <style:style style:name="MP2" style:family="paragraph">
      <loext:graphic-properties draw:fill="solid" draw:fill-color="#00cccc"/>
      <style:paragraph-properties style:writing-mode="lr-tb"/>
      <style:text-properties fo:color="#ffffff" loext:opacity="100%"/>
    </style:style>
    <style:style style:name="MP3" style:family="paragraph">
      <loext:graphic-properties draw:fill="none" draw:fill-color="#ffffff"/>
      <style:paragraph-properties style:writing-mode="lr-tb"/>
      <style:text-properties fo:color="#ffffff" loext:opacity="100%" fo:font-size="16pt" style:font-size-asian="16pt" style:font-size-complex="16pt"/>
    </style:style>
    <style:style style:name="MP4" style:family="paragraph" style:parent-style-name="Footer">
      <style:text-properties officeooo:paragraph-rsid="018620a3"/>
    </style:style>
    <style:style style:name="MP5" style:family="paragraph">
      <loext:graphic-properties draw:fill-color="#2a6099"/>
      <style:paragraph-properties fo:text-align="center"/>
    </style:style>
    <style:style style:name="MP6" style:family="paragraph" style:parent-style-name="_5f_Footer_20_page_20_paire_20__28_G_29_">
      <style:text-properties officeooo:paragraph-rsid="02cdb06c"/>
    </style:style>
    <style:style style:name="MP7" style:family="paragraph">
      <loext:graphic-properties draw:fill="solid" draw:fill-color="#7fb241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10" style:family="paragraph" style:parent-style-name="_5f_Header_20_page_20_paire_20__28_G_29_">
      <style:paragraph-properties fo:text-align="start" style:justify-single-word="false"/>
    </style:style>
    <style:style style:name="MP11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5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5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4" style:family="paragraph" style:parent-style-name="_5f_Header_20_page_20_paire_20__28_G_29_">
      <style:text-properties officeooo:paragraph-rsid="029191d0"/>
    </style:style>
    <style:style style:name="MP15" style:family="paragraph">
      <loext:graphic-properties draw:fill="solid" draw:fill-color="#2a6099"/>
    </style:style>
    <style:style style:name="MP16" style:family="paragraph" style:parent-style-name="_5f_Footer_20_page_20_impaire_20__28_D_29_">
      <style:paragraph-properties fo:text-align="center" style:justify-single-word="false"/>
      <style:text-properties officeooo:paragraph-rsid="02943ba7"/>
    </style:style>
    <style:style style:name="MP17" style:family="paragraph" style:parent-style-name="Header">
      <style:text-properties fo:font-size="3pt" style:font-size-asian="4pt" style:font-size-complex="4pt"/>
    </style:style>
    <style:style style:name="MP18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19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20" style:family="paragraph" style:parent-style-name="_5f_En-tête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a81a42" officeooo:paragraph-rsid="02a81a42" style:font-size-asian="16pt" style:font-style-asian="normal" style:font-size-complex="16pt" style:font-style-complex="normal"/>
    </style:style>
    <style:style style:name="MP2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MP25" style:family="paragraph" style:parent-style-name="Footer">
      <style:text-properties officeooo:rsid="00178920" officeooo:paragraph-rsid="00178920"/>
    </style:style>
    <style:style style:name="MP26" style:family="paragraph" style:parent-style-name="Footer">
      <style:text-properties officeooo:paragraph-rsid="004274bc"/>
    </style:style>
    <style:style style:name="MP2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8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29" style:family="paragraph" style:parent-style-name="Header">
      <style:text-properties fo:font-size="14pt" style:font-size-asian="14pt" style:font-size-complex="14pt"/>
    </style:style>
    <style:style style:name="MP30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31" style:family="paragraph" style:parent-style-name="Standard">
      <style:text-properties fo:font-size="6pt" style:font-size-asian="6pt" style:font-size-complex="6pt"/>
    </style:style>
    <style:style style:name="MP32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34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5" style:family="paragraph" style:parent-style-name="_5f_Titre_20_d_27_exercices_20_livret" style:list-style-name="_5f_Numérotation_20_des_20_exercices_20_livrets"/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37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MP38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9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MT2" style:family="text">
      <style:text-properties fo:color="#ffffff" loext:opacity="100%" fo:font-size="16pt" style:font-size-asian="16pt" style:font-size-complex="16pt"/>
    </style:style>
    <style:style style:name="MT3" style:family="text">
      <style:text-properties fo:color="#0066ff" loext:opacity="100%" fo:font-size="16pt" fo:letter-spacing="normal" officeooo:rsid="01202368" style:font-size-asian="16pt" style:font-size-complex="16pt"/>
    </style:style>
    <style:style style:name="MT4" style:family="text">
      <style:text-properties fo:font-variant="normal" fo:text-transform="none" fo:color="#0066ff" loext:opacity="100%" style:font-name="Bitstream Vera Sans4" fo:font-size="16pt" fo:letter-spacing="normal" fo:font-style="normal" fo:text-shadow="none" fo:font-weight="bold" officeooo:rsid="01cc996b" style:font-size-asian="16pt" style:font-style-asian="normal" style:font-size-complex="16pt" style:font-style-complex="normal"/>
    </style:style>
    <style:style style:name="MT5" style:family="text">
      <style:text-properties fo:font-variant="normal" fo:text-transform="none" fo:color="#3c3c3c" loext:opacity="100%" style:font-name="monospace" fo:font-size="10.6499996185303pt" fo:letter-spacing="normal" fo:font-style="normal" fo:font-weight="normal"/>
    </style:style>
    <style:style style:name="MT6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7" style:family="text">
      <style:text-properties officeooo:rsid="02a33183"/>
    </style:style>
    <style:style style:name="MT8" style:family="text">
      <style:text-properties officeooo:rsid="02a45948"/>
    </style:style>
    <style:style style:name="MT9" style:family="text">
      <style:text-properties fo:font-variant="small-caps" fo:color="#2a6099" loext:opacity="100%" style:font-name="Bitstream Vera Sans" fo:font-size="16pt" fo:font-style="normal" fo:text-shadow="none" fo:font-weight="bold" officeooo:rsid="026ba6a2"/>
    </style:style>
    <style:style style:name="MT10" style:family="text">
      <style:text-properties fo:font-variant="small-caps" fo:color="#2a6099" loext:opacity="100%" style:font-name="Bitstream Vera Sans" fo:font-size="16pt" fo:font-style="normal" fo:text-shadow="none" fo:font-weight="bold" officeooo:rsid="01e0e078"/>
    </style:style>
    <style:style style:name="MT11" style:family="text">
      <style:text-properties fo:font-variant="small-caps" fo:color="#2a6099" loext:opacity="100%" style:font-name="Bitstream Vera Sans" fo:font-size="16pt" fo:font-style="normal" fo:text-shadow="none" fo:font-weight="bold" officeooo:rsid="02890049"/>
    </style:style>
    <style:style style:name="MT12" style:family="text">
      <style:text-properties fo:font-variant="small-caps" fo:color="#808080" loext:opacity="100%" style:font-name="Bitstream Vera Sans5" fo:font-size="11pt" fo:font-style="normal" fo:font-weight="bold" officeooo:rsid="01f05ba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3" style:family="text">
      <style:text-properties fo:font-variant="small-caps" fo:color="#808080" loext:opacity="100%" style:font-name="Bitstream Vera Sans5" fo:font-size="11pt" fo:font-style="normal" fo:font-weight="bold" officeooo:rsid="01f06956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4" style:family="text">
      <style:text-properties fo:font-variant="small-caps" fo:color="#808080" loext:opacity="100%" style:font-name="Bitstream Vera Sans5" fo:font-size="11pt" fo:font-style="normal" fo:font-weight="bold" officeooo:rsid="02892b50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" style:family="text">
      <style:text-properties fo:font-size="12pt" style:font-size-asian="12pt" style:font-size-complex="12pt"/>
    </style:style>
    <style:style style:name="MT16" style:family="text">
      <style:text-properties fo:font-variant="small-caps" fo:font-size="15pt" style:font-size-asian="15pt" style:font-size-complex="15pt"/>
    </style:style>
    <style:style style:name="MT17" style:family="text">
      <style:text-properties officeooo:rsid="00b6801f"/>
    </style:style>
    <style:style style:name="MT18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MT19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MT20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MT21" style:family="text">
      <style:text-properties style:use-window-font-color="true" loext:opacity="0%" style:font-name="Bitstream Vera Sans4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22" style:family="text">
      <style:text-properties fo:font-variant="normal" fo:text-transform="none" fo:color="#000000" loext:opacity="100%" style:font-name="Bitstream Vera Sans4" fo:background-color="transparent" loext:char-shading-value="0"/>
    </style:style>
    <style:style style:name="MT23" style:family="text">
      <style:text-properties fo:font-variant="small-caps" officeooo:rsid="00990660"/>
    </style:style>
    <style:style style:name="MT24" style:family="text">
      <style:text-properties fo:font-variant="small-caps" officeooo:rsid="0054f64f"/>
    </style:style>
    <style:style style:name="MT25" style:family="text">
      <style:text-properties fo:font-variant="small-caps" officeooo:rsid="00b5d2d1"/>
    </style:style>
    <style:style style:name="MT26" style:family="text">
      <style:text-properties fo:font-variant="small-caps" officeooo:rsid="00b6801f"/>
    </style:style>
    <style:style style:name="MT27" style:family="text">
      <style:text-properties officeooo:rsid="009e3fdd"/>
    </style:style>
    <style:style style:name="MT28" style:family="text">
      <style:text-properties officeooo:rsid="00b5d2d1"/>
    </style:style>
    <style:style style:name="MT29" style:family="text">
      <style:text-properties officeooo:rsid="002925a2"/>
    </style:style>
    <style:style style:name="MT30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solid" svg:stroke-width="0.088cm" svg:stroke-color="#0066ff" draw:marker-start-width="0.485cm" draw:marker-end-width="0.485cm" draw:fill="solid" draw:fill-color="#00cccc" fo:padding-top="0.044cm" fo:padding-bottom="0.044cm" fo:padding-left="0.044cm" fo:padding-right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1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draw:fill="solid" draw:fill-color="#2a609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color="#000000" draw:fill="none" draw:fill-color="#ffffff" fo:min-height="1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0" style:family="graphic">
      <style:graphic-properties svg:stroke-width="0.06cm" svg:stroke-color="#2a6099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9.5cm" fo:page-height="2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198cm">
          <style:column-sep style:width="0.009cm" style:color="#0066ff" style:height="100%" style:style="solid"/>
          <style:column style:rel-width="32767*" fo:start-indent="0cm" fo:end-indent="0.099cm"/>
          <style:column style:rel-width="32768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6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8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2_colonnes" style:display-name="2colonnes" style:page-layout-name="Mpm10">
      <style:header>
        <text:p text:style-name="MP1"><draw:path text:anchor-type="paragraph" draw:z-index="21" draw:name="Shape14" draw:style-name="Mgr1" draw:text-style-name="MP2" svg:width="4.329cm" svg:height="2.24cm" svg:x="-9.53cm" svg:y="-3.63cm" svg:viewBox="0 0 4330 2241" svg:d="M0 2241l3984-288c209-15 363-168 345-342l-170-1611h-4159z"><text:p/></draw:path><draw:frame text:anchor-type="paragraph" draw:z-index="22" draw:name="Shape1_2" draw:style-name="Mgr2" draw:text-style-name="MP3" svg:width="3.386cm" svg:height="1.318cm" draw:transform="rotate (0.0795870138909414) translate (-1.83091666666667cm -0.428625cm)"><draw:text-box><text:p><text:span text:style-name="MT1">Gé</text:span><text:span text:style-name="MT1">om</text:span><text:span text:style-name="MT1">étr</text:span><text:span text:style-name="MT1">ie</text:span><text:span text:style-name="MT2"> </text:span></text:p></draw:text-box></draw:frame><text:span text:style-name="MT3"><text:tab/><text:tab/><text:tab/> <text:s text:c="2"/></text:span><text:span text:style-name="MT4">La symétrie axiale</text:span></text:p>
      </style:header>
      <style:footer>
        <text:p text:style-name="MP4"><text:span text:style-name="MT5"><text:s/></text:span><text:page-number text:select-page="current">0</text:page-number></text:p>
      </style:footer>
    </style:master-page>
    <style:master-page style:name="_5f_Fiche_20_éditeur_20__28_une_20_colonne_29__20_impaire_20__28_D_29_" style:display-name="_Fiche éditeur (une colonne) impaire (D)" style:page-layout-name="Mpm11">
      <style:header>
        <text:p text:style-name="_5f_Header_20_page_20_impaire_20__28_D_29_"><draw:line text:anchor-type="paragraph" draw:z-index="0" draw:name="Shape3_2" draw:style-name="Mgr3" draw:text-style-name="MP5" svg:x1="16.572cm" svg:y1="0.36cm" svg:x2="20.495cm" svg:y2="0.344cm"><text:p/></draw:line>:</text:p>
      </style:header>
      <style:footer>
        <text:h text:style-name="MP6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2" style:next-style-name="_5f_Fiche_20_éditeur_20__28_une_20_colonne_29__20_impaire_20__28_D_29_">
      <style:header>
        <text:p text:style-name="_5f_Header_20_page_20_paire_20__28_G_29_"><draw:path text:anchor-type="paragraph" draw:z-index="1" draw:name="Shape1_1" draw:style-name="Mgr4" draw:text-style-name="MP7" svg:width="4.329cm" svg:height="2.24cm" svg:x="-1.499cm" svg:y="-1.198cm" svg:viewBox="0 0 4330 2241" svg:d="M0 2241l3984-288c209-15 363-168 345-342l-170-1611h-4159z"><text:p/></draw:path><draw:frame text:anchor-type="paragraph" draw:z-index="28" draw:name="Shape2_3" draw:style-name="Mgr5" draw:text-style-name="MP9" svg:width="3.857cm" svg:height="0.798cm" draw:transform="rotate (0.0872664625997165) translate (-1.18004166666667cm 0.647347222222222cm)"><draw:text-box><text:p text:style-name="MP8"><text:span text:style-name="MT6">Sé</text:span><text:span text:style-name="MT6">ri</text:span><text:span text:style-name="MT6">e </text:span><text:span text:style-name="MT6">1</text:span></text:p></draw:text-box></draw:frame><draw:line text:anchor-type="paragraph" draw:z-index="26" draw:name="Shape3_3" draw:style-name="Mgr6" draw:text-style-name="MP5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style:next-style-name="_5f_Fiche_20_éditeur_20_page_20_impaire_20__28_D_29_">
      <style:header>
        <text:p text:style-name="MP10"><draw:line text:anchor-type="paragraph" draw:z-index="27" draw:name="Shape3" draw:style-name="Mgr7" draw:text-style-name="MP8" svg:x1="10.121cm" svg:y1="0.431cm" svg:x2="20.496cm" svg:y2="0.36cm"><text:p/></draw:line><text:s/><text:span text:style-name="MT7">Symétrie </text:span>: <text:span text:style-name="MT7">Propriétés</text:span></text:p>
      </style:header>
      <style:footer>
        <text:h text:style-name="MP11" text:outline-level="1"><text:span text:style-name="MT8">Symétrie</text:span> : <text:span text:style-name="MT8">Propriétés</text:span></text:h>
      </style:footer>
    </style:master-page>
    <style:master-page style:name="_5f_Fiche_20_éditeur_20_page_20_impaire_20__28_D_29_" style:display-name="_Fiche éditeur page impaire (D)" style:page-layout-name="Mpm14" style:next-style-name="_5f_Fiche_20_éditeur_20_page_20_paire_20__28_G_29_">
      <style:header>
        <text:p text:style-name="_5f_Header_20_page_20_paire_20__28_G_29_"><draw:line text:anchor-type="paragraph" draw:z-index="11" draw:name="Shape3_0" draw:style-name="Mgr7" draw:text-style-name="MP8" svg:x1="17.935cm" svg:y1="0.36cm" svg:x2="20.496cm" svg:y2="0.36cm"><text:p/></draw:line><text:s/>: </text:p>
      </style:header>
      <style:footer>
        <text:h text:style-name="MP12" text:outline-level="1"><text:s/>: </text:h>
      </style:footer>
      <style:footer-left>
        <text:p text:style-name="MP13">Série 2 :<text:tab/> <text:s text:c="87"/>Chapitre G? : ...</text:p>
      </style:footer-left>
    </style:master-page>
    <style:master-page style:name="_5f_Fiche_20_éditeur_20_page_20_paire_20_section_20_a_20_une_20_et_20_deux_20_colonnes" style:display-name="_Fiche éditeur page paire section a une et deux colonnes" style:page-layout-name="Mpm15">
      <style:header>
        <text:p text:style-name="MP14"><draw:path text:anchor-type="paragraph" draw:z-index="23" draw:name="Shape1_7" draw:style-name="Mgr8" draw:text-style-name="MP15" svg:width="4.329cm" svg:height="2.24cm" svg:x="-1.787cm" svg:y="-0.8cm" svg:viewBox="0 0 4330 2241" svg:d="M0 2241l3984-288c209-15 363-168 345-342l-170-1611h-4159z"><text:p/></draw:path><draw:frame text:anchor-type="paragraph" draw:z-index="24" draw:name="Shape2_5" draw:style-name="Mgr9" draw:text-style-name="MP9" svg:width="3.857cm" svg:height="1.329cm" draw:transform="rotate (0.0872664625997165) translate (-1.07773611111111cm 0.0176388888888889cm)"><draw:text-box><text:p text:style-name="MP8"><text:span text:style-name="MT6">Sy</text:span><text:span text:style-name="MT6">m</text:span><text:span text:style-name="MT6">ét</text:span><text:span text:style-name="MT6">ri</text:span><text:span text:style-name="MT6">e</text:span><text:span text:style-name="MT6"><text:line-break/></text:span><text:span text:style-name="MT6">Sé</text:span><text:span text:style-name="MT6">ri</text:span><text:span text:style-name="MT6">e </text:span><text:span text:style-name="MT6">3</text:span></text:p></draw:text-box></draw:frame><draw:line text:anchor-type="paragraph" draw:z-index="25" draw:name="Shape3_5" draw:style-name="Mgr10" draw:text-style-name="MP5" svg:x1="15.96cm" svg:y1="0.36cm" svg:x2="20.513cm" svg:y2="0.36cm"><text:p/></draw:line><text:span text:style-name="MT9">Symétrie</text:span><text:span text:style-name="MT10"> : </text:span><text:span text:style-name="MT11">construction</text:span></text:p>
      </style:header>
      <style:footer>
        <text:h text:style-name="MP16" text:outline-level="1"><text:span text:style-name="MT12">S</text:span><text:span text:style-name="MT13">ymétrie : </text:span><text:span text:style-name="MT14">construction</text:span></text:h>
      </style:footer>
    </style:master-page>
    <style:master-page style:name="_5f_Fiche_20_format_20_Site" loext:hidden="true" style:hidden="true" style:display-name="_Fiche format Site" style:page-layout-name="Mpm16">
      <style:header>
        <text:p text:style-name="MP17"/>
        <text:p text:style-name="MP18"><text:span text:style-name="MT15">Chapitre N3 :</text:span> <text:span text:style-name="MT16">Nombres fractions</text:span></text:p>
        <text:p text:style-name="MP19">Série 2 : Fractions et partage <text:s text:c="75"/></text:p>
      </style:header>
    </style:master-page>
    <style:master-page style:name="SERIE_5f_G_5f_GAUCHE_5f_ET_5f_DROITE_5f_2COL" style:display-name="SERIE_G_GAUCHE_ET_DROITE_2COL" style:page-layout-name="Mpm17" draw:style-name="Mdp1">
      <style:header>
        <text:p text:style-name="MP20"><text:span text:style-name="MT17">S</text:span>ymétrie : Propriétés</text:p>
      </style:header>
      <style:footer>
        <text:p text:style-name="MP21"><draw:frame draw:style-name="Mfr1" draw:name="Frame11" text:anchor-type="paragraph" svg:y="-0.06cm" draw:z-index="17"><draw:text-box fo:min-height="0.499cm" fo:min-width="7.096cm"><draw:frame draw:style-name="Mfr2" draw:name="Frame2" text:anchor-type="frame" svg:x="0.45cm" svg:y="0.079cm" svg:width="0.817cm" draw:z-index="18"><draw:text-box fo:min-height="0.355cm"><text:p text:style-name="MP22"><draw:g text:anchor-type="paragraph" draw:z-index="20" draw:name="Shape4_1" draw:style-name="Mgr11"><draw:path draw:style-name="Mgr12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24"><text:span text:style-name="MT17">S</text:span>ymétrie axiale : propriétés</text:p></draw:text-box></draw:frame></text:p>
      </style:footer>
      <style:footer-left>
        <text:p text:style-name="MP25"><draw:frame draw:style-name="Mfr1" draw:name="Frame3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22"><draw:g text:anchor-type="paragraph" draw:z-index="14" draw:name="Shape4_2" draw:style-name="Mgr11"><draw:path draw:style-name="Mgr12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18">Géométrie plane : </text:span><text:span text:style-name="MT19">parallèles, perpendiculaires, </text:span><text:span text:style-name="MT20">distances</text:span></text:p></draw:text-box></draw:frame></text:p>
      </style:footer-left>
    </style:master-page>
    <style:master-page style:name="odile" style:page-layout-name="Mpm18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12" draw:name="Shape5" draw:style-name="Mgr13"><draw:ellipse draw:style-name="Mgr14" draw:text-style-name="MP27" svg:width="1.715cm" svg:height="1.784cm" svg:x="0cm" svg:y="0.004cm" draw:kind="arc" draw:start-angle="90.48" draw:end-angle="269.56"><text:p/></draw:ellipse><draw:line draw:style-name="Mgr14" draw:text-style-name="MP27" svg:x1="0.847cm" svg:y1="0.002cm" svg:x2="18.167cm" svg:y2="0.002cm"><text:p/></draw:line><draw:line draw:style-name="Mgr14" draw:text-style-name="MP27" svg:x1="0.847cm" svg:y1="1.782cm" svg:x2="18.158cm" svg:y2="1.782cm"><text:p/></draw:line><draw:ellipse draw:style-name="Mgr14" draw:text-style-name="MP27" svg:width="1.719cm" svg:height="1.782cm" svg:x="17.29cm" svg:y="0cm" draw:kind="arc" draw:start-angle="270.5" draw:end-angle="89.48"><text:p/></draw:ellipse><draw:frame draw:style-name="Mgr15" draw:text-style-name="MP28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29">N1 : Priorités, distributivité</text:p>
                    </table:table-cell>
                    <table:table-cell table:style-name="Tableau5.A1" office:value-type="string">
                      <text:p text:style-name="MP29"/>
                    </table:table-cell>
                  </table:table-row>
                  <table:table-row>
                    <table:table-cell table:style-name="Tableau5.A1" office:value-type="string">
                      <text:p text:style-name="MP30">Série 1 : Priorités opératoires</text:p>
                    </table:table-cell>
                    <table:table-cell table:style-name="Tableau5.A1" office:value-type="string">
                      <text:p text:style-name="MP30"/>
                    </table:table-cell>
                  </table:table-row>
                </table:table>
              </table:table-cell>
            </table:table-row>
          </table:table-header-rows>
        </table:table>
        <text:p text:style-name="MP31"><text:span text:style-name="corps"><text:span text:style-name="MT21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13" draw:name="Shape6" draw:style-name="Mgr13"><draw:ellipse draw:style-name="Mgr14" draw:text-style-name="MP27" svg:width="1.715cm" svg:height="1.784cm" svg:x="0cm" svg:y="0.004cm" draw:kind="arc" draw:start-angle="90.48" draw:end-angle="269.56"><text:p/></draw:ellipse><draw:line draw:style-name="Mgr14" draw:text-style-name="MP27" svg:x1="0.847cm" svg:y1="0.002cm" svg:x2="18.167cm" svg:y2="0.002cm"><text:p/></draw:line><draw:line draw:style-name="Mgr14" draw:text-style-name="MP27" svg:x1="0.847cm" svg:y1="1.782cm" svg:x2="18.158cm" svg:y2="1.782cm"><text:p/></draw:line><draw:ellipse draw:style-name="Mgr14" draw:text-style-name="MP27" svg:width="1.719cm" svg:height="1.782cm" svg:x="17.29cm" svg:y="0cm" draw:kind="arc" draw:start-angle="270.5" draw:end-angle="89.48"><text:p/></draw:ellipse><draw:frame draw:style-name="Mgr15" draw:text-style-name="MP28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29">5N1 : Priorités, distributivité</text:p>
                    </table:table-cell>
                    <table:table-cell table:style-name="Tableau7.A1" office:value-type="string">
                      <text:p text:style-name="MP29"/>
                    </table:table-cell>
                  </table:table-row>
                  <table:table-row>
                    <table:table-cell table:style-name="Tableau7.A1" office:value-type="string">
                      <text:p text:style-name="MP30">Série 1 : Priorités opératoires</text:p>
                    </table:table-cell>
                    <table:table-cell table:style-name="Tableau7.A1" office:value-type="string">
                      <text:p text:style-name="MP30"/>
                    </table:table-cell>
                  </table:table-row>
                </table:table>
              </table:table-cell>
            </table:table-row>
          </table:table-header-rows>
        </table:table>
        <text:p text:style-name="MP31"><text:span text:style-name="corps"><text:span text:style-name="MT21"/></text:span></text:p>
      </style:header-left>
      <style:footer>
        <text:p text:style-name="MP32"><text:span text:style-name="MT22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9" draw:style-name="Mdp2">
      <style:header>
        <text:p text:style-name="MP33">Série 4 : Constructions (2)</text:p>
      </style:header>
      <style:footer>
        <text:p text:style-name="MP34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20">
      <style:header>
        <text:p text:style-name="MP33">Série 6 : Démonstrations (2)</text:p>
        <text:list xml:id="list4062019817" text:style-name="_5f_Numérotation_20_des_20_exercices_20_livrets">
          <text:list-item>
            <text:h text:style-name="MP35" text:outline-level="1">Sans justi</text:h>
          </text:list-item>
        </text:list>
      </style:header>
      <style:footer>
        <text:p text:style-name="MP34">Parallélogrammes : Chapitre G3</text:p>
      </style:footer>
    </style:master-page>
    <style:master-page style:name="SERIE_5f_G_5f_GAUCHE_5f_ET_5f_DROITE_5f_1COL" style:display-name="SERIE_G_GAUCHE_ET_DROITE_1COL" style:page-layout-name="Mpm21" draw:style-name="Mdp1">
      <style:header>
        <text:p text:style-name="MP36"><text:span text:style-name="MT23">Géométrie plane</text:span><text:span text:style-name="MT24"> : </text:span><text:span text:style-name="MT25">Parallèles, perpendiculaires,<text:line-break/> </text:span><text:span text:style-name="MT26">distances</text:span></text:p>
      </style:header>
      <style:footer>
        <text:p text:style-name="MP25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2"><text:page-number text:select-page="current">0</text:page-number></text:p></draw:text-box></draw:frame><text:p text:style-name="MP37"><text:span text:style-name="MT27">Géométrie plane : </text:span><text:span text:style-name="MT28">parallèles, perpendiculaires, </text:span><text:span text:style-name="MT17">distances</text:span></text:p></draw:text-box></draw:frame><draw:g text:anchor-type="paragraph" draw:z-index="15" draw:name="Shape4_3" draw:style-name="Mgr11"><draw:path draw:style-name="Mgr12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5"><draw:frame draw:style-name="Mfr1" draw:name="Frame7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22"><text:page-number text:select-page="current">0</text:page-number></text:p></draw:text-box></draw:frame><text:p text:style-name="MP37"><text:span text:style-name="MT27">Géométrie plane : </text:span><text:span text:style-name="MT28">parallèles, perpendiculaires, </text:span><text:span text:style-name="MT17">distances</text:span></text:p></draw:text-box></draw:frame><draw:g text:anchor-type="paragraph" draw:z-index="16" draw:name="Shape4_4" draw:style-name="Mgr11"><draw:path draw:style-name="Mgr12" draw:text-style-name="MP2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38"><text:span text:style-name="MT23">Géométrie plane</text:span><text:span text:style-name="MT24"> : </text:span><text:span text:style-name="MT25">Parallèles, perpendiculaires,<text:line-break/> </text:span><text:span text:style-name="MT26">distances</text:span></text:p>
      </style:header>
      <style:footer>
        <text:p text:style-name="MP25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2"><draw:g text:anchor-type="paragraph" draw:z-index="19" draw:name="Shape4" draw:style-name="Mgr11"><draw:path draw:style-name="Mgr12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29">espace</text:span> • <text:span text:style-name="MT30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3DT3H44M15S</meta:editing-duration>
    <meta:editing-cycles>293</meta:editing-cycles>
    <meta:generator>LibreOffice/7.0.0.3$Linux_X86_64 LibreOffice_project/8061b3e9204bef6b321a21033174034a5e2ea88e</meta:generator>
    <dc:date>2021-01-23T16:11:01.072790186</dc:date>
    <meta:document-statistic meta:table-count="2" meta:image-count="0" meta:object-count="0" meta:page-count="1" meta:paragraph-count="79" meta:word-count="318" meta:character-count="2594" meta:non-whitespace-character-count="2175"/>
    <meta:template xlink:type="simple" xlink:actuate="onRequest" xlink:title="13-Géométrie plane partie_2_Serie_4_parallèles_et_perpendiculaires" xlink:href="../13-Géométrie%20plane%20partie_2_Serie_4_parallèles_et_perpendiculaires.ott" meta:date="2021-01-17T20:27:00.625215510"/>
  </office:meta>
</office:document-meta>
</file>